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7d7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2.3. Indica si las siguientes afirmaciones son verdaderas o falsas.</text:p>
      <text:p text:style-name="P1">a) En un puesto de usuario no es necesario que llegue la conexión.</text:p>
      <text:p text:style-name="Standard"/>
      <text:p text:style-name="Standard"><text:tab/><text:span text:style-name="T1">Falso</text:span></text:p>
      <text:p text:style-name="Standard"/>
      <text:p text:style-name="P1">b) En un cuarto de comunicaciones no encontraremos terminaciones de cableado horizontal.</text:p>
      <text:p text:style-name="Standard"/>
      <text:p text:style-name="Standard"><text:tab/><text:span text:style-name="T1">Falso</text:span></text:p>
      <text:p text:style-name="Standard"/>
      <text:p text:style-name="P1">c) El backbone se encarga de conectar los distintos cableados horizontales que existan.</text:p>
      <text:p text:style-name="Standard"/>
      <text:p text:style-name="Standard"><text:tab/><text:span text:style-name="T1">Verdadera</text:span></text:p>
      <text:p text:style-name="Standard"/>
      <text:p text:style-name="P1">d) Los cuartos de comunicaciones y telecomunicaciones no pueden coincidir nunca.</text:p>
      <text:p text:style-name="Standard"/>
      <text:p text:style-name="Standard"><text:tab/><text:span text:style-name="T1">Falso</text:span></text:p>
      <text:p text:style-name="Standard"/>
      <text:p text:style-name="P1">e) El tipo de cableado utilizado en los backbones suele ser fibra óptica.</text:p>
      <text:p text:style-name="Standard"/>
      <text:p text:style-name="Standard"><text:tab/><text:span text:style-name="T1">Fals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3T16:18:43.003435852</meta:creation-date>
    <dc:date>2019-10-23T16:27:52.882700064</dc:date>
    <dc:creator>I116-05 </dc:creator>
    <meta:editing-duration>PT9M15S</meta:editing-duration>
    <meta:editing-cycles>1</meta:editing-cycles>
    <meta:document-statistic meta:table-count="0" meta:image-count="0" meta:object-count="0" meta:page-count="1" meta:paragraph-count="11" meta:word-count="77" meta:character-count="497" meta:non-whitespace-character-count="426"/>
    <meta:generator>LibreOffice/6.0.4.1$Linux_X86_64 LibreOffice_project/00m0$Build-1</meta:generator>
  </office:meta>
</office:document-meta>
</file>